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YSQL_INPUT" table:style-name="ta1"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formula="of:=[.E1]+[.H1]" office:value-type="float" office:value="10" calcext:value-type="float">
            <text:p>10</text:p>
          </table:table-cell>
          <table:table-cell table:formula="of:=IF([.I1]=&quot;&quot;;&quot;&quot;;&quot;update `item` set `item_total_sold`=&quot;&amp;[.J1]&amp;&quot; where `item_id`=&quot;&amp;[.I1]&amp;&quot;;&quot;)" office:value-type="string" office:string-value="update `item` set `item_total_sold`=10 where `item_id`=0;" calcext:value-type="string">
            <text:p>update `item` set `item_total_sold`=10 where `item_id`=0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</text:p>
          </table:table-cell>
          <table:table-cell table:formula="of:=[.E2]+[.H2]" office:value-type="float" office:value="110" calcext:value-type="float">
            <text:p>110</text:p>
          </table:table-cell>
          <table:table-cell table:formula="of:=IF([.I2]=&quot;&quot;;&quot;&quot;;&quot;update `item` set `item_total_sold`=&quot;&amp;[.J2]&amp;&quot; where `item_id`=&quot;&amp;[.I2]&amp;&quot;;&quot;)" office:value-type="string" office:string-value="update `item` set `item_total_sold`=110 where `item_id`=1;" calcext:value-type="string">
            <text:p>update `item` set `item_total_sold`=110 where `item_id`=1;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999</text:p>
          </table:table-cell>
          <table:table-cell table:style-name="ce2" office:value-type="string" calcext:value-type="string">
            <text:p>2</text:p>
          </table:table-cell>
          <table:table-cell table:formula="of:=[.G2]+1" office:value-type="float" office:value="2" calcext:value-type="float">
            <text:p>2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2</text:p>
          </table:table-cell>
          <table:table-cell table:formula="of:=[.E3]+[.H3]" office:value-type="float" office:value="1110" calcext:value-type="float">
            <text:p>1110</text:p>
          </table:table-cell>
          <table:table-cell table:formula="of:=IF([.I3]=&quot;&quot;;&quot;&quot;;&quot;update `item` set `item_total_sold`=&quot;&amp;[.J3]&amp;&quot; where `item_id`=&quot;&amp;[.I3]&amp;&quot;;&quot;)" office:value-type="string" office:string-value="update `item` set `item_total_sold`=1110 where `item_id`=2;" calcext:value-type="string">
            <text:p>update `item` set `item_total_sold`=1110 where `item_id`=2;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" office:value-type="string" calcext:value-type="string">
            <text:p>YEAR 2020</text:p>
          </table:table-cell>
          <table:table-cell table:style-name="ce4" office:value-type="string" calcext:value-type="string">
            <text:p>ID</text:p>
          </table:table-cell>
          <table:table-cell table:style-name="ce6"/>
          <table:table-cell table:style-name="ce4" office:value-type="string" calcext:value-type="string">
            <text:p>YEAR 2021~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MYSQL COMMAND</text:p>
          </table:table-cell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 style:data-style-name="N2" text:time-value="14:34:08.7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7T07:13:59.679000000</meta:creation-date>
    <dc:date>2023-04-12T15:46:20.831000000</dc:date>
    <meta:editing-duration>PT6H55S</meta:editing-duration>
    <meta:editing-cycles>50</meta:editing-cycles>
    <meta:generator>LibreOffice/6.3.5.2$Windows_X86_64 LibreOffice_project/dd0751754f11728f69b42ee2af66670068624673</meta:generator>
    <meta:document-statistic meta:table-count="1" meta:cell-count="39" meta:object-count="0"/>
  </office:meta>
</office:document-meta>
</file>